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1cm" style:rel-column-width="32080*"/>
    </style:style>
    <style:style style:name="Tableau3.B" style:family="table-column">
      <style:table-column-properties style:column-width="9.7cm" style:rel-column-width="33455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5" style:family="table">
      <style:table-properties style:width="19.009cm" fo:margin-left="0cm" table:align="left"/>
    </style:style>
    <style:style style:name="Table5.A" style:family="table-column">
      <style:table-column-properties style:column-width="9.596cm"/>
    </style:style>
    <style:style style:name="Table5.B" style:family="table-column">
      <style:table-column-properties style:column-width="5.604cm"/>
    </style:style>
    <style:style style:name="Table5.C" style:family="table-column">
      <style:table-column-properties style:column-width="3.81cm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C1" style:family="table-cell">
      <style:table-cell-properties fo:background-color="#fff5f0" fo:padding="0.097cm" fo:border="0.05pt solid #999999">
        <style:background-image/>
      </style:table-cell-properties>
    </style:style>
    <style:style style:name="Table5.2" style:family="table-row">
      <style:table-row-properties style:min-row-height="0.081cm"/>
    </style:style>
    <style:style style:name="Table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2" style:family="table">
      <style:table-properties style:width="19.009cm" fo:margin-left="0cm" table:align="left"/>
    </style:style>
    <style:style style:name="Table2.A" style:family="table-column">
      <style:table-column-properties style:column-width="9.596cm"/>
    </style:style>
    <style:style style:name="Table2.B" style:family="table-column">
      <style:table-column-properties style:column-width="9.414cm"/>
    </style:style>
    <style:style style:name="Table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background-color="#fff5f0" fo:padding="0.097cm" fo:border="0.05pt solid #999999">
        <style:background-image/>
      </style:table-cell-properties>
    </style:style>
    <style:style style:name="Table2.2" style:family="table-row">
      <style:table-row-properties style:min-row-height="1cm"/>
    </style:style>
    <style:style style:name="Table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8.981cm" table:align="left" fo:background-color="transparent">
        <style:background-image/>
      </style:table-properties>
    </style:style>
    <style:style style:name="Table1.A" style:family="table-column">
      <style:table-column-properties style:column-width="12.901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2.884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row-height="1cm" fo:keep-together="always"/>
    </style:style>
    <style:style style:name="Table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text-properties style:font-name="Calibri" fo:font-size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56c66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74ac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5253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a56c6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paragraph-rsid="0115cbef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7cce4" officeooo:paragraph-rsid="0297cce4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912b0" officeooo:paragraph-rsid="029912b0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a56c66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39c7" officeooo:paragraph-rsid="029d2770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a7dbd" officeooo:paragraph-rsid="029d2770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2a56c66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6pt" fo:font-weight="bold" officeooo:rsid="003ad84c" officeooo:paragraph-rsid="02974acb" style:font-size-asian="5.25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2974acb"/>
    </style:style>
    <style:style style:name="P2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3" style:family="paragraph" style:parent-style-name="Standard">
      <style:text-properties style:font-name="Calibri" fo:font-size="2pt" officeooo:paragraph-rsid="003ad84c" style:font-size-asian="1.75pt" style:font-size-complex="2pt"/>
    </style:style>
    <style:style style:name="P24" style:family="paragraph" style:parent-style-name="Standard">
      <style:text-properties officeooo:paragraph-rsid="029f8c44"/>
    </style:style>
    <style:style style:name="P25" style:family="paragraph" style:parent-style-name="Standard">
      <style:paragraph-properties fo:text-align="center" style:justify-single-word="false"/>
      <style:text-properties officeooo:paragraph-rsid="003ad84c"/>
    </style:style>
    <style:style style:name="P26" style:family="paragraph" style:parent-style-name="Standard">
      <loext:graphic-properties draw:fill="solid" draw:fill-color="#fffafa" draw:opacity="100%"/>
      <style:paragraph-properties fo:margin-top="0cm" fo:margin-bottom="0.199cm" loext:contextual-spacing="false" fo:line-height="150%"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normal" officeooo:paragraph-rsid="02a56c66" style:font-size-asian="10pt" style:font-weight-asian="normal" style:font-size-complex="10pt" style:font-weight-complex="normal"/>
    </style:style>
    <style:style style:name="P27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9" style:family="paragraph" style:parent-style-name="Header">
      <style:paragraph-properties fo:text-align="end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size-complex="10pt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officeooo:rsid="02b034b0" style:font-size-asian="10pt" style:font-size-complex="10pt"/>
    </style:style>
    <style:style style:name="T7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Calibri" fo:font-size="16pt" fo:font-weight="bold" officeooo:rsid="02a6e6ac" style:font-size-asian="16pt" style:font-weight-asian="bold" style:font-size-complex="16pt" style:font-weight-complex="bold"/>
    </style:style>
    <style:style style:name="T10" style:family="text">
      <style:text-properties style:font-name="Calibri" fo:font-size="16pt" fo:font-weight="bold" officeooo:rsid="00f4b71e" style:font-size-asian="16pt" style:font-weight-asian="bold" style:font-size-complex="16pt" style:font-weight-complex="bold"/>
    </style:style>
    <style:style style:name="T11" style:family="text">
      <style:text-properties style:font-name="Calibri"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officeooo:rsid="02b1754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<text:span text:style-name="T14"><text:text-input text:description="&lt;o.company_id.name&gt;">Company Name</text:text-input></text:span><text:span text:style-name="T8"><text:line-break/></text:span><text:span text:style-name="T7"><text:text-input text:description="&lt;o.company_id.street&gt;">Street</text:text-input></text:span><text:span text:style-name="T7"> </text:span><text:span text:style-name="T7"><text:text-input text:description="&lt;o.company_id.street2&gt;">street2</text:text-input></text:span><text:span text:style-name="T7"><text:line-break/></text:span><text:span text:style-name="T7"><text:text-input text:description="&lt;o.company_id.zip&gt;">Zip</text:text-input></text:span><text:span text:style-name="T7"> </text:span><text:span text:style-name="T7"><text:text-input text:description="&lt;o.company_id.city&gt;">City</text:text-input></text:span><text:span text:style-name="T7"> </text:span><text:span text:style-name="T7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4"><text:line-break/></text:span><text:span text:style-name="T3"><text:text-input text:description="&lt;o.company_id.email and o.company_id.email&gt;">Email</text:text-input></text:span></text:p>
          </table:table-cell>
          <table:table-cell table:style-name="Tableau3.A1" office:value-type="string">
            <text:p text:style-name="P27"><draw:frame draw:style-name="fr2" draw:name="image: asimage(o.company_id.logo,0,200,100,'px', True)" text:anchor-type="as-char" svg:width="6.735cm" svg:height="2.769cm" draw:z-index="2"><draw:text-box><text:p text:style-name="Frame_20_contents"/></draw:text-box></draw:frame></text:p>
          </table:table-cell>
        </table:table-row>
      </table:table>
      <text:p text:style-name="P22"/>
      <text:p text:style-name="P4"><text:text-input text:description="&lt;if test=&quot;o.name&quot;&gt;">If</text:text-input></text:p>
      <text:p text:style-name="P21"><text:span text:style-name="T9">Fiche</text:span><text:span text:style-name="T10"> d'intervention</text:span><text:span text:style-name="T11">: </text:span><text:span text:style-name="T11"><text:text-input text:description="&lt;o.name&gt;">Name</text:text-input></text:span></text:p>
      <text:p text:style-name="P20"/>
      <text:p text:style-name="P4"><text:text-input text:description="&lt;/if&gt;">Endif</text:text-input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3">Projet</text:p>
            </table:table-cell>
            <table:table-cell table:style-name="Table5.A1" office:value-type="string">
              <text:p text:style-name="P14">Assigné à</text:p>
            </table:table-cell>
            <table:table-cell table:style-name="Table5.C1" office:value-type="string">
              <text:p text:style-name="P14">Heures planifiées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6"><text:text-input text:description="&lt;o.project_id and o.project_id.name&gt;">Project</text:text-input></text:p>
          </table:table-cell>
          <table:table-cell table:style-name="Table5.A2" office:value-type="string">
            <text:p text:style-name="P7"><text:text-input text:description="&lt;(o.user_id  and o.user_id.name) or ''&gt;">User</text:text-input></text:p>
          </table:table-cell>
          <table:table-cell table:style-name="Table5.C2" office:value-type="string">
            <text:p text:style-name="P8"><text:text-input text:description="&lt;o.planned_hours&gt;">00:00</text:text-input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">Client</text:p>
            </table:table-cell>
            <table:table-cell table:style-name="Table2.B1" office:value-type="string">
              <text:p text:style-name="P15"><text:span text:style-name="T16">Date et </text:span>Signature du représentant <text:span text:style-name="T15"><text:text-input text:description="&lt;o.company_id.name&gt;">Company</text:text-input>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9"><text:span text:style-name="T13"><text:text-input text:description="&lt; format_address(o.partner_shipping_id or o.partner_id) &gt;">format_address</text:text-input></text:span><text:span text:style-name="T12"> </text:span></text:p>
          </table:table-cell>
          <table:table-cell table:style-name="Table2.B2" office:value-type="string">
            <text:p text:style-name="P10"/>
          </table:table-cell>
        </table:table-row>
      </table:table>
      <text:p text:style-name="P3"><text:text-input text:description="&lt;if test=&quot;o.description&quot;&gt;">If</text:text-input></text:p>
      <text:p text:style-name="P12"/>
      <text:p text:style-name="P26"><text:text-input text:description="&lt;html2plaintext(o.description or '')&gt;">Notes</text:text-input></text:p>
      <text:p text:style-name="P2"><text:text-input text:description="&lt;/if&gt;">Endif</text:text-input></text:p>
      <text:p text:style-name="P25"><text:span text:style-name="T5">Liste </text:span><text:span text:style-name="T6">d’é</text:span><text:span text:style-name="T5">margement </text:span><text:span text:style-name="T6">d</text:span><text:span text:style-name="T5">es </text:span><text:span text:style-name="T6">p</text:span><text:span text:style-name="T5">articipants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6">Nom complet &amp; Fonction</text:p>
            </table:table-cell>
            <table:table-cell table:style-name="Table1.A1" office:value-type="string">
              <text:p text:style-name="P18">Date</text:p>
            </table:table-cell>
            <table:table-cell table:style-name="Table1.C1" office:value-type="string">
              <text:p text:style-name="P17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ext:soft-page-break/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een_20_Grass" draw:display-name="Green Grass" draw:style="linear" draw:start-color="#ffff00" draw:end-color="#81d41a" draw:start-intensity="100%" draw:end-intensity="100%" draw:angle="30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3.642cm" svg:y="-0.025cm" svg:width="5.348cm" draw:z-index="1"><draw:text-box fo:min-height="0.464cm"><text:p text:style-name="MP2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11-17T16:54:42.648000000</dc:date>
    <meta:editing-duration>P2DT16H11M52S</meta:editing-duration>
    <meta:editing-cycles>834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22" meta:word-count="88" meta:character-count="337" meta:non-whitespace-character-count="309"/>
    <meta:user-defined meta:name="Info 1"/>
    <meta:user-defined meta:name="Info 2"/>
    <meta:user-defined meta:name="Info 3"/>
    <meta:user-defined meta:name="Info 4"/>
  </office:meta>
</office:document-meta>
</file>